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58cm" fo:min-width="0.20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06cm" fo:min-width="0.156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06cm" fo:min-width="0.156cm" fo:padding-top="0.151cm" fo:padding-bottom="0.151cm" fo:padding-left="0.276cm" fo:padding-right="0.276cm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custom-shape draw:style-name="gr1" draw:text-style-name="P2" xml:id="id1" draw:id="id1" draw:layer="layout" svg:width="1cm" svg:height="1cm" svg:x="7cm" svg:y="5.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cm" svg:height="1cm" svg:x="10.5cm" svg:y="5.5cm">
          <text:p text:style-name="P1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8" draw:id="id8" draw:layer="layout" svg:width="1cm" svg:height="1cm" svg:x="10.5cm" svg:y="8.5cm">
          <text:p text:style-name="P1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5" draw:id="id5" draw:layer="layout" svg:width="1cm" svg:height="1cm" svg:x="7cm" svg:y="8.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1cm" svg:height="1cm" svg:x="8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7.5cm" svg:y1="5.5cm" svg:x2="8cm" svg:y2="3cm" draw:start-shape="id1" draw:start-glue-point="4" draw:end-shape="id2" draw:end-glue-point="6" svg:d="M7500 5500c0-1498-14-1248-86-1499s-204-1001 586-1001" svg:viewBox="0 0 643 2501">
          <text:p/>
        </draw:connector>
        <draw:connector draw:style-name="gr4" draw:text-style-name="P2" draw:layer="layout" draw:type="curve" svg:x1="10.5cm" svg:y1="3cm" svg:x2="11cm" svg:y2="5.5cm" draw:start-shape="id3" draw:start-glue-point="10" draw:end-shape="id4" draw:end-glue-point="4" svg:d="M10500 3000c792 0 660 750 587 1001s-87 1-87 1499" svg:viewBox="0 0 644 2501">
          <text:p/>
        </draw:connector>
        <draw:custom-shape draw:style-name="gr3" draw:text-style-name="P2" xml:id="id3" draw:id="id3" draw:layer="layout" svg:width="1cm" svg:height="1cm" svg:x="9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9cm" svg:y1="3cm" svg:x2="9.5cm" svg:y2="3cm" draw:start-shape="id2" draw:start-glue-point="10" draw:end-shape="id3" draw:end-glue-point="6" svg:d="M9000 3000h500" svg:viewBox="0 0 501 1">
          <text:p/>
        </draw:connector>
        <draw:custom-shape draw:style-name="gr3" draw:text-style-name="P2" xml:id="id6" draw:id="id6" draw:layer="layout" svg:width="1cm" svg:height="1cm" svg:x="8.069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7.5cm" svg:y1="9.5cm" svg:x2="8.069cm" svg:y2="11cm" draw:start-shape="id5" draw:start-glue-point="8" draw:end-shape="id6" draw:end-glue-point="6" svg:d="M7500 9500c0 1000 189 1500 569 1500" svg:viewBox="0 0 570 1501">
          <text:p/>
        </draw:connector>
        <draw:connector draw:style-name="gr4" draw:text-style-name="P2" draw:layer="layout" draw:type="curve" svg:x1="10.569cm" svg:y1="11cm" svg:x2="11cm" svg:y2="9.5cm" draw:start-shape="id7" draw:start-glue-point="10" draw:end-shape="id8" draw:end-glue-point="8" svg:d="M10569 11000c288 0 431-500 431-1500" svg:viewBox="0 0 432 1501">
          <text:p/>
        </draw:connector>
        <draw:custom-shape draw:style-name="gr3" draw:text-style-name="P2" xml:id="id7" draw:id="id7" draw:layer="layout" svg:width="1cm" svg:height="1cm" svg:x="9.569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9.069cm" svg:y1="11cm" svg:x2="9.569cm" svg:y2="11cm" draw:start-shape="id6" draw:start-glue-point="10" draw:end-shape="id7" draw:end-glue-point="6" svg:d="M9069 11000h500" svg:viewBox="0 0 501 1">
          <text:p/>
        </draw:connector>
        <draw:connector draw:style-name="gr5" draw:text-style-name="P1" draw:layer="layout" svg:x1="7.5cm" svg:y1="6.5cm" svg:x2="7.5cm" svg:y2="8.5cm" draw:start-shape="id1" draw:start-glue-point="8" draw:end-shape="id5" draw:end-glue-point="4" svg:d="M7500 6500v2000" svg:viewBox="0 0 1 2001">
          <text:p/>
        </draw:connector>
        <draw:connector draw:style-name="gr5" draw:text-style-name="P1" draw:layer="layout" svg:x1="11cm" svg:y1="6.5cm" svg:x2="11cm" svg:y2="8.5cm" draw:start-shape="id4" draw:start-glue-point="8" draw:end-shape="id8" draw:end-glue-point="4" svg:d="M11000 6500v2000" svg:viewBox="0 0 1 2001">
          <text:p/>
        </draw:connector>
        <draw:custom-shape draw:style-name="gr2" draw:text-style-name="P2" xml:id="id9" draw:id="id9" draw:layer="layout" svg:width="1cm" svg:height="1cm" svg:x="15cm" svg:y="5.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1cm" svg:height="1cm" svg:x="18.5cm" svg:y="5.5cm">
          <text:p text:style-name="P1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6" draw:id="id16" draw:layer="layout" svg:width="1cm" svg:height="1cm" svg:x="18.5cm" svg:y="8.5cm">
          <text:p text:style-name="P1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3" draw:id="id13" draw:layer="layout" svg:width="1cm" svg:height="1cm" svg:x="15cm" svg:y="8.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0" draw:id="id10" draw:layer="layout" svg:width="1cm" svg:height="1cm" svg:x="1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15.5cm" svg:y1="5.5cm" svg:x2="16cm" svg:y2="3cm" draw:start-shape="id9" draw:start-glue-point="4" draw:end-shape="id10" draw:end-glue-point="6" svg:d="M15500 5500c0-1498-14-1248-86-1499s-204-1001 586-1001" svg:viewBox="0 0 643 2501">
          <text:p/>
        </draw:connector>
        <draw:connector draw:style-name="gr4" draw:text-style-name="P2" draw:layer="layout" draw:type="curve" svg:x1="18.5cm" svg:y1="3cm" svg:x2="19cm" svg:y2="5.5cm" draw:start-shape="id11" draw:start-glue-point="10" draw:end-shape="id12" draw:end-glue-point="4" svg:d="M18500 3000c792 0 660 750 587 1001s-87 1-87 1499" svg:viewBox="0 0 644 2501">
          <text:p/>
        </draw:connector>
        <draw:custom-shape draw:style-name="gr3" draw:text-style-name="P2" xml:id="id11" draw:id="id11" draw:layer="layout" svg:width="1cm" svg:height="1cm" svg:x="17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17cm" svg:y1="3cm" svg:x2="17.5cm" svg:y2="3cm" draw:start-shape="id10" draw:start-glue-point="10" draw:end-shape="id11" draw:end-glue-point="6" svg:d="M17000 3000h500" svg:viewBox="0 0 501 1">
          <text:p/>
        </draw:connector>
        <draw:custom-shape draw:style-name="gr3" draw:text-style-name="P2" xml:id="id14" draw:id="id14" draw:layer="layout" svg:width="1cm" svg:height="1cm" svg:x="16.069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15.5cm" svg:y1="9.5cm" svg:x2="16.069cm" svg:y2="11cm" draw:start-shape="id13" draw:start-glue-point="8" draw:end-shape="id14" draw:end-glue-point="6" svg:d="M15500 9500c0 1000 189 1500 569 1500" svg:viewBox="0 0 570 1501">
          <text:p/>
        </draw:connector>
        <draw:connector draw:style-name="gr4" draw:text-style-name="P2" draw:layer="layout" draw:type="curve" svg:x1="18.569cm" svg:y1="11cm" svg:x2="19cm" svg:y2="9.5cm" draw:start-shape="id15" draw:start-glue-point="10" draw:end-shape="id16" draw:end-glue-point="8" svg:d="M18569 11000c288 0 431-500 431-1500" svg:viewBox="0 0 432 1501">
          <text:p/>
        </draw:connector>
        <draw:custom-shape draw:style-name="gr3" draw:text-style-name="P2" xml:id="id15" draw:id="id15" draw:layer="layout" svg:width="1cm" svg:height="1cm" svg:x="17.569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17.069cm" svg:y1="11cm" svg:x2="17.569cm" svg:y2="11cm" draw:start-shape="id14" draw:start-glue-point="10" draw:end-shape="id15" draw:end-glue-point="6" svg:d="M17069 11000h500" svg:viewBox="0 0 501 1">
          <text:p/>
        </draw:connector>
        <draw:connector draw:style-name="gr6" draw:text-style-name="P2" draw:layer="layout" draw:type="line" svg:x1="15.854cm" svg:y1="6.354cm" svg:x2="18.646cm" svg:y2="8.646cm" draw:start-shape="id9" draw:start-glue-point="9" draw:end-shape="id16" draw:end-glue-point="5" svg:d="M15854 6354l2792 2292" svg:viewBox="0 0 2793 2293">
          <text:p/>
        </draw:connector>
        <draw:connector draw:style-name="gr6" draw:text-style-name="P2" draw:layer="layout" draw:type="line" svg:x1="18.646cm" svg:y1="6.354cm" svg:x2="15.854cm" svg:y2="8.646cm" draw:start-shape="id12" draw:start-glue-point="7" draw:end-shape="id13" draw:end-glue-point="11" svg:d="M18646 6354l-2792 2292" svg:viewBox="0 0 2793 2293">
          <text:p/>
        </draw:connector>
        <draw:frame draw:style-name="gr7" draw:text-style-name="P3" draw:layer="layout" svg:width="2.407cm" svg:height="1.094cm" svg:x="8cm" svg:y="12.906cm">
          <draw:text-box>
            <text:p>交換前</text:p>
          </draw:text-box>
        </draw:frame>
        <draw:frame draw:style-name="gr7" draw:text-style-name="P3" draw:layer="layout" svg:width="2.407cm" svg:height="1.094cm" svg:x="16.093cm" svg:y="12.906cm">
          <draw:text-box>
            <text:p>交換後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線條箭頭_20_1" draw:display-name="線條箭頭 1" svg:viewBox="0 0 20 20" svg:d="M0 20l10-20 10 20z"/>
    <draw:marker draw:name="線條箭頭_20_2" draw:display-name="線條箭頭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0T14:18:03.349000000</meta:creation-date>
    <dc:date>2022-03-10T14:28:42.829000000</dc:date>
    <meta:editing-duration>PT28S</meta:editing-duration>
    <meta:editing-cycles>1</meta:editing-cycles>
    <meta:document-statistic meta:object-count="57"/>
    <meta:generator>LibreOffice/7.2.2.2$Windows_X86_64 LibreOffice_project/02b2acce88a210515b4a5bb2e46cbfb63fe97d56</meta:generator>
  </office:meta>
</office:document-meta>
</file>